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348cm"/>
    </style:style>
    <style:style style:name="co2" style:family="table-column">
      <style:table-column-properties fo:break-before="auto" style:column-width="4.925cm"/>
    </style:style>
    <style:style style:name="co3" style:family="table-column">
      <style:table-column-properties fo:break-before="auto" style:column-width="2.475cm"/>
    </style:style>
    <style:style style:name="co4" style:family="table-column">
      <style:table-column-properties fo:break-before="auto" style:column-width="1.055cm"/>
    </style:style>
    <style:style style:name="co5" style:family="table-column">
      <style:table-column-properties fo:break-before="auto" style:column-width="5.80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00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visibility="collapse" table:number-columns-repeated="2" table:default-cell-style-name="Default"/>
        <table:table-column table:style-name="co4" table:visibility="collapse" table:default-cell-style-name="Default"/>
        <table:table-column table:style-name="co3" table:visibility="collapse" table:default-cell-style-name="Default"/>
        <table:table-column table:style-name="co5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Build Volume</text:p>
          </table:table-cell>
          <table:table-cell table:style-name="ce3" office:value-type="string" calcext:value-type="string">
            <text:p>Edit These Cells</text:p>
          </table:table-cell>
          <table:table-cell table:style-name="ce3" table:number-columns-repeated="5"/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x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mm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y</text:p>
          </table:table-cell>
          <table:table-cell table:style-name="ce4" office:value-type="float" office:value="300" calcext:value-type="float">
            <text:p>300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mm</text:p>
          </table:table-cell>
          <table:table-cell table:number-columns-repeated="1016"/>
        </table:table-row>
        <table:table-row table:style-name="ro2">
          <table:table-cell/>
          <table:table-cell table:style-name="ce2" office:value-type="string" calcext:value-type="string">
            <text:p>z</text:p>
          </table:table-cell>
          <table:table-cell table:style-name="ce4" office:value-type="float" office:value="250" calcext:value-type="float">
            <text:p>250</text:p>
          </table:table-cell>
          <table:table-cell/>
          <table:table-cell table:style-name="ce3" table:number-columns-repeated="3"/>
          <table:table-cell table:style-name="ce3" office:value-type="string" calcext:value-type="string">
            <text:p>mm</text:p>
          </table:table-cell>
          <table:table-cell table:number-columns-repeated="1016"/>
        </table:table-row>
        <table:table-row table:style-name="ro2">
          <table:table-cell/>
          <table:table-cell table:style-name="ce3" table:number-columns-repeated="2"/>
          <table:table-cell table:style-name="ce2"/>
          <table:table-cell table:style-name="ce3" table:number-columns-repeated="4"/>
          <table:table-cell table:number-columns-repeated="1016"/>
        </table:table-row>
        <table:table-row table:style-name="ro2">
          <table:table-cell/>
          <table:table-cell table:style-name="ce1" office:value-type="string" calcext:value-type="string">
            <text:p>New EZ Fram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Axis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Part Number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Rear Z Vertical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2" table:formula="of:=80+z" office:value-type="float" office:value="330" calcext:value-type="float">
            <text:p>330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LTP</text:p>
          </table:table-cell>
          <table:table-cell table:style-name="ce3" table:formula="of:=CONCATENATE([.D14];&quot;-&quot;;[.E8];IF([.G8]=&quot;&quot;;&quot;&quot;;&quot;-&quot;);[.G14])" office:value-type="string" office:string-value="HFSB5-2040-330-TPW" calcext:value-type="string">
            <text:p>HFSB5-2040-330-TPW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X axis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2" table:formula="of:=80+x" office:value-type="float" office:value="380" calcext:value-type="float">
            <text:p>38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table:formula="of:=CONCATENATE([.D9];&quot;-&quot;;[.E9];IF([.G9]=&quot;&quot;;&quot;&quot;;&quot;-&quot;);[.G9])" office:value-type="string" office:string-value="HFSB5-2020-380" calcext:value-type="string">
            <text:p>HFSB5-2020-38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Gantry Rear Crossbar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2" table:formula="of:=-10+x" office:value-type="float" office:value="290" calcext:value-type="float">
            <text:p>290</text:p>
          </table:table-cell>
          <table:table-cell table:style-name="ce3" office:value-type="string" calcext:value-type="string">
            <text:p>x</text:p>
          </table:table-cell>
          <table:table-cell table:style-name="ce3"/>
          <table:table-cell table:style-name="ce3" table:formula="of:=CONCATENATE([.D10];&quot;-&quot;;[.E10];IF([.G10]=&quot;&quot;;&quot;&quot;;&quot;-&quot;);[.G10])" office:value-type="string" office:string-value="HFSB5-2020-290" calcext:value-type="string">
            <text:p>HFSB5-2020-29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Bed Width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2" table:formula="of:=120+x" office:value-type="float" office:value="420" calcext:value-type="float">
            <text:p>420</text:p>
          </table:table-cell>
          <table:table-cell table:style-name="ce3" office:value-type="string" calcext:value-type="string">
            <text:p>x</text:p>
          </table:table-cell>
          <table:table-cell table:style-name="ce3" table:formula="of:=CONCATENATE(&quot;AH&quot;;[.E11]/2)" office:value-type="string" office:string-value="AH210" calcext:value-type="string">
            <text:p>AH210</text:p>
          </table:table-cell>
          <table:table-cell table:style-name="ce3" table:formula="of:=CONCATENATE([.D11];&quot;-&quot;;[.E11];IF([.G11]=&quot;&quot;;&quot;&quot;;&quot;-&quot;);[.G11])" office:value-type="string" office:string-value="HFSB5-2020-420-AH210" calcext:value-type="string">
            <text:p>HFSB5-2020-420-AH21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Bed Depth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HFSB5-2020</text:p>
          </table:table-cell>
          <table:table-cell table:style-name="ce2" table:formula="of:=-18+y" office:value-type="float" office:value="282" calcext:value-type="float">
            <text:p>282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LTP</text:p>
          </table:table-cell>
          <table:table-cell table:style-name="ce3" table:formula="of:=CONCATENATE([.D12];&quot;-&quot;;[.E12];IF([.G12]=&quot;&quot;;&quot;&quot;;&quot;-&quot;);[.G12])" office:value-type="string" office:string-value="HFSB5-2020-282-LTP" calcext:value-type="string">
            <text:p>HFSB5-2020-282-LTP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Rear Vertical</text:p>
          </table:table-cell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HFSB5-4040</text:p>
          </table:table-cell>
          <table:table-cell table:style-name="ce2" table:formula="of:=250+z" office:value-type="float" office:value="500" calcext:value-type="float">
            <text:p>500</text:p>
          </table:table-cell>
          <table:table-cell table:style-name="ce3" office:value-type="string" calcext:value-type="string">
            <text:p>z</text:p>
          </table:table-cell>
          <table:table-cell table:style-name="ce3" table:formula="of:=CONCATENATE(&quot;LCP-RCP-AH&quot;;[.E13]-140)" office:value-type="string" office:string-value="LCP-RCP-AH360" calcext:value-type="string">
            <text:p>LCP-RCP-AH360</text:p>
          </table:table-cell>
          <table:table-cell table:style-name="ce3" table:formula="of:=CONCATENATE([.D13];&quot;-&quot;;[.S33];IF([.G13]=&quot;&quot;;&quot;&quot;;&quot;-&quot;);[.G13])" office:value-type="string" office:string-value="HFSB5-4040-550-LCP-RCP-AH360" calcext:value-type="string">
            <text:p>HFSB5-4040-550-LCP-RCP-AH360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Bottom Sides</text:p>
          </table:table-cell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HFSB5-2040</text:p>
          </table:table-cell>
          <table:table-cell table:style-name="ce2" table:formula="of:=120+y" office:value-type="float" office:value="420" calcext:value-type="float">
            <text:p>420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TPW</text:p>
          </table:table-cell>
          <table:table-cell table:style-name="ce3" table:formula="of:=CONCATENATE([.D14];&quot;-&quot;;[.E14];IF([.G14]=&quot;&quot;;&quot;&quot;;&quot;-&quot;);[.G14])" office:value-type="string" office:string-value="HFSB5-2040-420-TPW" calcext:value-type="string">
            <text:p>HFSB5-2040-420-TPW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Door latera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HFSB5-2040-550-TPW</text:p>
          </table:table-cell>
          <table:table-cell table:number-columns-repeated="1016"/>
        </table:table-row>
        <table:table-row table:style-name="ro2">
          <table:table-cell/>
          <table:table-cell table:style-name="ce3" office:value-type="string" calcext:value-type="string">
            <text:p>Door top and bottom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4"/>
          <table:table-cell table:style-name="ce3" office:value-type="string" calcext:value-type="string">
            <text:p>HFSB5-20-420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3" table:number-columns-repeated="6"/>
          <table:table-cell table:number-columns-repeated="1016"/>
        </table:table-row>
        <table:table-row table:style-name="ro2"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1016"/>
        </table:table-row>
        <table:table-row table:style-name="ro3" table:number-rows-repeated="2">
          <table:table-cell table:number-columns-repeated="1024"/>
        </table:table-row>
        <table:table-row table:style-name="ro2"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1016"/>
        </table:table-row>
        <table:table-row table:style-name="ro2">
          <table:table-cell/>
          <table:table-cell table:style-name="ce3" table:number-columns-repeated="7"/>
          <table:table-cell table:number-columns-repeated="1016"/>
        </table:table-row>
        <table:table-row table:style-name="ro2">
          <table:table-cell/>
          <table:table-cell table:style-name="ce1"/>
          <table:table-cell table:style-name="ce3" table:number-columns-repeated="6"/>
          <table:table-cell table:number-columns-repeated="1016"/>
        </table:table-row>
        <table:table-row table:style-name="ro2" table:number-rows-repeated="3">
          <table:table-cell/>
          <table:table-cell table:style-name="ce3"/>
          <table:table-cell table:style-name="ce2"/>
          <table:table-cell table:style-name="ce3"/>
          <table:table-cell table:style-name="ce2"/>
          <table:table-cell table:style-name="ce3" table:number-columns-repeated="3"/>
          <table:table-cell table:number-columns-repeated="1016"/>
        </table:table-row>
        <table:table-row table:style-name="ro2">
          <table:table-cell/>
          <table:table-cell table:style-name="ce3"/>
          <table:table-cell table:style-name="ce2"/>
          <table:table-cell table:style-name="ce3" table:number-columns-repeated="5"/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8"/>
          <table:table-cell office:value-type="float" office:value="550" calcext:value-type="float">
            <text:p>550</text:p>
          </table:table-cell>
          <table:table-cell table:number-columns-repeated="1005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range table:name="x" table:base-cell-address="$Sheet1.$A$1" table:cell-range-address="$Sheet1.$C$3"/>
        <table:named-range table:name="y" table:base-cell-address="$Sheet1.$A$1" table:cell-range-address="$Sheet1.$C$4"/>
        <table:named-range table:name="z" table:base-cell-address="$Sheet1.$A$1" table:cell-range-address="$Sheet1.$C$5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9">00/00/0000</text:date>, <text:time style:data-style-name="N2" text:time-value="21:40:17.30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dc:date>2025-03-09T23:46:42.975000000</dc:date>
    <meta:editing-duration>PT6H32M35S</meta:editing-duration>
    <meta:editing-cycles>3</meta:editing-cycles>
    <meta:document-statistic meta:table-count="1" meta:cell-count="73" meta:object-count="0"/>
  </office:meta>
</office:document-meta>
</file>